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2pt" style:font-size-asian="22pt" style:font-size-complex="22pt"/>
    </style:style>
    <style:style style:name="P3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fo:font-size="22pt" style:font-size-asian="22pt" style:font-size-complex="22pt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1" fo:letter-spacing="normal"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Sujet</text:span></text:p>
      <text:p text:style-name="P1"><text:span text:style-name="T1"/></text:p>
      <text:p text:style-name="P1"><text:span text:style-name="T1">il s’agit de réaliser un jeu qui se joue à au moins deux joueurs, chaque joueur ayant des éléments qu’il cache aux autres, ce qui oblige à ce que chaque joueur utilise une machine différente. Exemples de jeux : les dominos, la bataille navale, la belote, le scrabble. Le jeu doit permettre à 2 joueurs ou plus de jouer via un réseau. On doit pouvoir sauvegarder des parties et les reprendre.</text:span> </text:p>
      <text:p text:style-name="P1"/>
      <text:p text:style-name="P2">Précision</text:p>
      <text:p text:style-name="P1"/>
      <text:p text:style-name="P1">Nous allons, plus précisément, réaliser le jeu Captain Sonar qui est une bataille navale un peu plus évolué. Les règles sont indiqué dans le fiche « regle.pdf ». Ce jeu sera en reseau</text:p>
      <text:p text:style-name="P1"/>
      <text:p text:style-name="P1"/>
      <text:p text:style-name="P1"/>
      <text:p text:style-name="P2">Réalisation</text:p>
      <text:p text:style-name="P2"/>
      <text:list xml:id="list8575304640849390918" text:style-name="L1">
        <text:list-item>
          <text:p text:style-name="P3">langage Java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 domont</meta:initial-creator>
    <meta:creation-date>2020-01-22T18:58:54.85</meta:creation-date>
    <meta:document-statistic meta:table-count="0" meta:image-count="0" meta:object-count="0" meta:page-count="1" meta:paragraph-count="6" meta:word-count="110" meta:character-count="613"/>
    <dc:date>2020-01-22T19:19:01.18</dc:date>
    <dc:creator>max domont</dc:creator>
    <meta:editing-duration>PT4M55S</meta:editing-duration>
    <meta:editing-cycles>1</meta:editing-cycles>
    <meta:generator>OpenOffice/4.1.6$Win32 OpenOffice.org_project/416m1$Build-9790</meta:generator>
  </office:meta>
</office:document-meta>
</file>